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15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003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9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/>
    </style:style>
    <style:style style:name="gr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318cm" draw:shadow="hidden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8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3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gr40" style:family="graphic" style:parent-style-name="standard">
      <style:graphic-properties svg:stroke-color="#0084d1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fo:color="#0084d1"/>
    </style:style>
    <style:style style:name="P20" style:family="paragraph">
      <style:paragraph-properties fo:margin-left="0cm" fo:margin-right="0cm" fo:text-indent="0cm"/>
      <style:text-properties fo:color="#0084d1" fo:font-family="Arial" style:font-family-generic="swiss" style:font-pitch="variable" fo:font-size="10pt"/>
    </style:style>
    <style:style style:name="P21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4d1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fram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3.691cm" svg:height="1.263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4.003cm" svg:height="1.889cm" svg:x="10.49cm" svg:y="7.173cm">
          <draw:text-box>
            <text:p text:style-name="P13"><text:span text:style-name="T10">TurboVNC</text:span><text:span text:style-name="T10"><text:line-break/></text:span><text:span text:style-name="T10">Host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TurboVNC</text:span></text:p>
              <text:p text:style-name="P11"><text:span text:style-name="T1">Session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VNC Viewer 0</text:span><text:span text:style-name="T1"><text:line-break/></text:span><text:span text:style-name="T1"/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VNC Viewer 1</text:span></text:p>
            </draw:text-box>
          </draw:frame>
        </draw:g>
        <draw:g>
          <draw:rect draw:style-name="gr26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VNC Viewer N</text:span></text:p>
            </draw:text-box>
          </draw:frame>
        </draw:g>
        <draw:frame draw:style-name="gr28" draw:layer="layout" svg:width="0.637cm" svg:height="0.937cm" svg:x="18.987cm" svg:y="4.18cm">
          <draw:text-box>
            <text:p text:style-name="P2">...</text:p>
          </draw:text-box>
        </draw:frame>
        <draw:line draw:style-name="gr29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RFB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34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35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6" draw:text-style-name="P8" draw:layer="layout" svg:width="2.593cm" svg:height="0.789cm" svg:x="10.423cm" svg:y="3.381cm">
          <draw:text-box>
            <text:p text:style-name="P2"><text:span text:style-name="T5">rendered frames</text:span></text:p>
            <text:p text:style-name="P2"><text:span text:style-name="T5">(uncompressed)</text:span></text:p>
          </draw:text-box>
        </draw:frame>
        <draw:frame draw:style-name="gr37" draw:text-style-name="P20" draw:layer="layout" svg:width="6.032cm" svg:height="0.952cm" svg:x="6.168cm" svg:y="4.651cm">
          <draw:text-box>
            <text:p text:style-name="P19"><text:span text:style-name="T14">(optional compression)</text:span></text:p>
          </draw:text-box>
        </draw:frame>
        <draw:frame draw:style-name="gr37" draw:text-style-name="P20" draw:layer="layout" svg:width="4.762cm" svg:height="0.952cm" svg:x="6.783cm" svg:y="4.106cm">
          <draw:text-box>
            <text:p text:style-name="P19"><text:span text:style-name="T14">VGL Transport</text:span></text:p>
          </draw:text-box>
        </draw:frame>
        <draw:g>
          <draw:rect draw:style-name="gr38" draw:text-style-name="P1" draw:layer="layout" svg:width="1.27cm" svg:height="0.635cm" svg:x="1.694cm" svg:y="2.964cm">
            <text:p/>
          </draw:rect>
          <draw:frame draw:style-name="gr39" draw:text-style-name="P21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  <draw:line draw:style-name="gr40" draw:text-style-name="P1" draw:layer="layout" svg:x1="5.185cm" svg:y1="4.548cm" svg:x2="10.9cm" svg:y2="4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9-01-02T12:15:00</dc:date>
    <meta:editing-cycles>29</meta:editing-cycles>
    <meta:editing-duration>PT16H6M48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